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10</text:p>
      <text:p text:style-name="Author">Frank McPherson</text:p>
      <text:p text:style-name="Date">Fri, 01 Dec 2023 14:01:46 GMT</text:p>
      <text:h text:style-name="Heading_20_1" text:outline-level="1">October 2023</text:h>
      <text:h text:style-name="Heading_20_2" text:outline-level="2">October 27</text:h>
      <text:h text:style-name="Heading_20_3" text:outline-level="3">Having used the Apple Pencil 2, I don’t understand why anyone would want <text:a xlink:type="simple" xlink:href="https://www.macrumors.com/2023/10/25/usb-c-apple-pencil-hands-on-video/" office:name=""><text:span text:style-name="Definition">the new Apple Pencil that has a USB-C port</text:span></text:a> for charging. It’s only $20 cheaper and you can find the Pencil 2 on sale to make the difference less. Perhaps if the new Pencil cost $25-$50 I would understand the appeal, but not for $79.</text:h>
      <text:h text:style-name="Heading_20_2" text:outline-level="2">October 25</text:h>
      <text:h text:style-name="Heading_20_3" text:outline-level="3">Finally! Work is being done to <text:a xlink:type="simple" xlink:href="https://micro.blog/vincent/25382021" office:name=""><text:span text:style-name="Definition">add Android share sheet support</text:span></text:a> for the Android version of the micro.blog app.</text:h>
      <text:h text:style-name="Heading_20_3" text:outline-level="3">There is a <text:a xlink:type="simple" xlink:href="https://github.com/otaviocc/obsidian-microblog" office:name=""><text:span text:style-name="Definition">micro.blog publishing plugin</text:span></text:a> for Obsidian.</text:h>
      <text:h text:style-name="Heading_20_2" text:outline-level="2">October 24</text:h>
      <text:h text:style-name="Heading_20_3" text:outline-level="3">After wearing <text:a xlink:type="simple" xlink:href="http://oldschool.scripting.com/frank.mcpherson@gmail.com/2023/10/06.html#a185854" office:name=""><text:span text:style-name="Definition">the Spigen Lite Fit band</text:span></text:a> with my Pixel Watch for several weeks I have switched back to the active band that came with the watch because the Spigen band was too fussy. Basically, it will constantly loosen and I have to fiddle with it to get it to fit snuggly. I have come to the conclusion that these type of nylon stretch bands are not good.</text:h>
      <text:h text:style-name="Heading_20_3" text:outline-level="3">New header graphic is from a photo that my wife took during our trip to Houghton, Michigan in October 2023.</text:h>
      <text:h text:style-name="Heading_20_3" text:outline-level="3">Mount Ripley in Houghton, Michigan, October 2023</text:h>
      <text:h text:style-name="Heading_20_2" text:outline-level="2">October 13</text:h>
      <text:h text:style-name="Heading_20_3" text:outline-level="3">It seems to me that <text:a xlink:type="simple" xlink:href="https://www.theatlantic.com/politics/archive/2023/10/steve-scalise-withdraws-house-speaker/675630/" office:name=""><text:span text:style-name="Definition">Republicans in the House</text:span></text:a> don’t really care about what others think, including those in their own party. Carrying about what others think, particularly voters, used to be an important part of politics in the United States, now Republicans are more authoritarian in their thinking.</text:h>
      <text:h text:style-name="Heading_20_2" text:outline-level="2">October 11</text:h>
      <text:h text:style-name="Heading_20_3" text:outline-level="3">I’ve read some common themes regarding <text:a xlink:type="simple" xlink:href="https://blog.google/products/pixel/software-support-pixel-8-pixel-8-pro/" office:name=""><text:span text:style-name="Definition">Google’s change to seven years of full support for Android on the Pixel 8 phones</text:span></text:a>. The comments boil down to whether the hardware performance will keep up or whether people really use a phone for that long. (Others are skeptical that Google will live up the promise, but I think if they don’t they will face lawsuits.) I think both are examples of missing the point. For me there is a difference between having the ability to use a phone that runs current software for more than three years and a circumstance where I must replace the phone after three years if I want current software. Most likely there will be new features in the Pixel 10 or 11 that make buying a new phone desirable but there is a big difference between wanting to buy a new phone and having to buy a new phone. I would be very surprised to find many people still using the Pixel 8 seven years from now, but it’s nice to know they can if they want to.</text:h>
      <text:h text:style-name="Heading_20_3" text:outline-level="3">Embargoes must be lift on the Pixel 8 and Pixel Watch 2 NDAs as I am seeing a bunch of reviews posted.</text:h>
      <text:h text:style-name="Heading_20_2" text:outline-level="2">October 9</text:h>
      <text:h text:style-name="Heading_20_3" text:outline-level="3">I find it interesting that there are <text:a xlink:type="simple" xlink:href="https://9to5google.com/2023/10/09/pixel-8a-renders-size-leak/" office:name=""><text:span text:style-name="Definition">leaks of CAD drawings for the Pixel 8a</text:span></text:a>, I have been expecting Google to announce they are dropping the A series phones. It makes sense that for a phone to be released in the spring there would be drawings available in the fall as manufacturing prep would have to be starting probably in December. Perhaps I am wrong about Google’s plans for the A series, which then in my mind begs the question of just how many Pixel phones Google wants to be selling and supporting at any one point in time.</text:h>
      <text:h text:style-name="Heading_20_3" text:outline-level="3">One of the shifts that has occurred in computing in the last decade is the shift toward traditional software companies doing their own silicon. <text:a xlink:type="simple" xlink:href="https://thesiliconreview.com/2023/10/microsoft-ai-chip-ignite-conference" office:name=""><text:span text:style-name="Definition">Microsoft’s plans for their own AI chips</text:span></text:a> would have been unheard of more than a decade ago.</text:h>
      <text:h text:style-name="Heading_20_3" text:outline-level="3">One of the things I fear are the people who want the world to end. Some of those people have lots of power, and their contributions may not be in the form of making things happen but rather preventing things from happening.</text:h>
      <text:h text:style-name="Heading_20_2" text:outline-level="2">October 6</text:h>
      <text:h text:style-name="Heading_20_3" text:outline-level="3">I don’t know whether this is related to Android 14, but I found that app streaming is now working between my Pixel 7a and my Pixelbook. App streaming enables me to use apps that are on my phone using the display, keyboard, and trackpad on the Pixelbook; it’s like remote desktop except with the phone. I have found that apps that require biometric security don’t stream, which makes sense considering the extra security that I enable. App streaming also appears to have a little problem keeping track of audio playback when I use Spotify playing via the Pixel Buds Pro, when I interact with the app using the Pixelbook the audio switches from the Pixel Buds Pro to the Pixelbook.</text:h>
      <text:h text:style-name="Heading_20_3" text:outline-level="3">Google announced the Pixel Watch 2 during the Pixel event earlier this week. I’ve been wearing the original Pixel Watch and the sports band it came with, for about a year. I am not planning to buy the Pixel Watch 2 so when I learned about <text:a xlink:type="simple" xlink:href="https://www.spigen.com/products/pixel-watch-band-lite-fit" office:name=""><text:span text:style-name="Definition">the Spigen Lite Fit band</text:span></text:a> I decided to buy it to change the appearance of what I have been wearing. The band is elastic nylon in a single loop with size adjusted by a buckle. I find the band is very comfortable to wear. One thing I have found is that charging the watch is now a bit more cumbersome because I can’t just place the watch on top of the charging puck and let it magnetically snap in to place, instead I have to slide the puck underneath the watch and some times the alignment isn’t perfect. Not sure whether <text:a xlink:type="simple" xlink:href="https://www.theverge.com/2023/10/6/23906028/google-pixel-watch-2-wireless-charging-smartwatch" office:name=""><text:span text:style-name="Definition">the pins on the Pixel Watch 2 charger</text:span></text:a> will make this alignment easier.</text:h>
      <text:h text:style-name="Heading_20_3" text:outline-level="3">Ever since I upgrade the microcode and the kernel to Proxmox on the Beelink U59 Pro the VMs running on it have not failed. It looks to me like that did the fix. I note that the VM I built running Xebian never did fail even before the microcode and kernel updates, and as far as I can tell one of the main differences is that VM does not have any power saving settings enabled. My theory is that the “default” VMs I had been building had some power saving configurations that has issues. Regardless, I am happy the problem appears resolved.</text:h>
      <text:h text:style-name="Heading_20_3" text:outline-level="3">Forecasting the future. Right now the price breakdowns for the Pixel phones are, Pixel 8 at $699, Pixel 7 at $599, and Pixel 7a at $499. If you want lower you can get the Pixel 6a for $349. Sales often appear that provide even better prices, for example on Amazon Prime day I bought a Pixel 6 for $250. I expect that Google will drop the A series, and use the previous model Pixel as the lowest price models, which is what Apple does. Apple actually keeps two past years of phones on their store, so if Google were to do the same thing then next year the announce the Pixel 9, and drop the prices of the Pixel 8 and or 7 and stop selling the Pixel 7a. I suspect we will learn whether this is true next spring as Google I/O 2024 approaches.</text:h>
      <text:h text:style-name="Heading_20_3" text:outline-level="3">If I am right about Google dropping the A series, I think they should announce that the Pixel 7 will get the same 7 years of updates so all their models have the same supported life span. Financially this all makes sense except for the fact that as far as I know the A series has actually been the best selling of the Pixel line, most likely because it has all the right features in common with the more premium models at a lower price. In the past I preferred the A series because it was lighter, smaller, and cheaper, but given that the Pixel 7a is as large and heavy as the Pixel 7 those benefits no longer exist and the $100 lower price is not large enough when one makes the comparison I describe below.</text:h>
      <text:h text:style-name="Heading_20_3" text:outline-level="3">I bought the Pixel 7a this spring shortly after it was announced, but had I known that Google would be expanding to 7 years of OS support starting with the Pixel 8 I probably would have waited. I think the extra support along with the slightly better features justify the $100 higher price. Not that I am not happy with the Pixel 7a, but I think the Pixel 8 is a better value for the money and that I think is further evidence of the possibility Google will stop the A series.</text:h>
      <text:h text:style-name="Heading_20_3" text:outline-level="3">Google’s Pixel event last year was on this date. Reading <text:a xlink:type="simple" xlink:href="http://oldschool.scripting.com/frankm/2022/10/06/134744.html?title=googleEvent" office:name=""><text:span text:style-name="Definition">my notes from that event</text:span></text:a>, I am reminded that the Pixel 7 had a 6.3 inch display and is 6.1” tall. The Pixel 8 has a 6.2 inch display and is just under 6 inches tall, so basically Google got the “main” Pixel under the 6 inch mark, which I am happy to see particularly if they decide to stop the A series. My Pixel 7a is actually a little bit taller than the Pixel 8 though it has a 6.1” display. Here is a <text:a xlink:type="simple" xlink:href="https://store.google.com/magazine/compare_pixel?hl=en-US&amp;toggler0=Pixel+8&amp;toggler2=Pixel+7a&amp;toggler1=Pixel+7" office:name=""><text:span text:style-name="Definition">comparison between the three phones</text:span></text:a>.</text:h>
      <text:h text:style-name="Heading_20_2" text:outline-level="2">October 5</text:h>
      <text:h text:style-name="Heading_20_3" text:outline-level="3">I just used the Trade-in estimator on Google’s store and surprised to find the Pixel 7a is not a trade-in option but Google would give me $200 for my Pixel 4a.</text:h>
      <text:h text:style-name="Heading_20_3" text:outline-level="3">Looking at <text:a xlink:type="simple" xlink:href="https://store.google.com/magazine/compare_pixel?hl=en-US" office:name=""><text:span text:style-name="Definition">a comparison</text:span></text:a> between the Pixel 7a that I own with the new Pixel 8s Google announced yesterday. First thing of note is that the Pixel 8 is basically the same size as the Pixel 7a, which is good. The displays are basically the same though the 7a has one more PPI, but I think the big difference is that the Pixel 8 brightness can go as high as 2000 nits whereas <text:a xlink:type="simple" xlink:href="https://www.gsmarena.com/google_pixel_7a-review-2573p3.php" office:name=""><text:span text:style-name="Definition">the max of the 7a is 1070 nits</text:span></text:a>. If you use your phone bright sunlight a lot that alone may make you swap the phones. Battery capacity is a notch greater on the Pixel 8 than 7a, 4575 mAh versus 4385 mAh. The Pixel 8 has the third generation of Google’s Tensor chip where as the 7a has the second generation. Lots of claims of how much more powerful the G3 is, but time will tell in terms of feature limitations. The other big question about the G3 is how it helps with battery life. The camera comparison is confusing, if you look at “megapixels” the camera on the 7a appears better, but I think the 8 has a better sensor and larger field of view that should make it a better camera.</text:h>
      <text:h text:style-name="Heading_20_3" text:outline-level="3">It seems to me that the additional capabilities make the Pixel 8 worth the $100 higher price than the Pixel 7a. My recommendation between the two is to buy the Pixel 8. If you are too concerned about the price, you could wait for sales around Christmas time or earlier next year. I personally think Google should knock off $100 on the Pixel 7a to justify the purchase decision between it and the Pixel 8. A $150-$200 price difference would keep people from just skipping over it.</text:h>
      <text:h text:style-name="Heading_20_3" text:outline-level="3">I think the biggest news of the Pixel 8 event was that <text:a xlink:type="simple" xlink:href="https://blog.google/products/pixel/software-support-pixel-8-pixel-8-pro/" office:name=""><text:span text:style-name="Definition">Google will be providing OS and security updates for seven years</text:span></text:a>. I wish Google would extend that level of support to the Pixel 7a that I bought earlier this year. However, I wonder if there will be a relationship between this new length in OS support and how long Google will sell the Pixel 8 in their store. Right now Google is selling the Pixel 6a through the just announced Pixel 8 Pro in their store, that is seven different phones. I wonder how much longer Google will be selling the Pixel 6a and Pixel 7 phones. I don’t know why someone woudld buy the Pixel 7 Pro.</text:h>
      <text:h text:style-name="Heading_20_3" text:outline-level="3">Been running Android 14 on the Pixel 7a for about 12 hours. So far I have not found much that I find to be a personal benefit. I’ve changed the clock display on the lock screen and fiddled with the wallpaper on my home screen. Android is not the only OS with mere cosmetic changes, iPadOS 17 is mostly just more lipstick. It took enables me to change the lock screen and that has triggered me to play with focus modes and change the wallpaper on my iPads, which are nice but in no way necessary.</text:h>
      <text:h text:style-name="Heading_20_3" text:outline-level="3">During <text:a xlink:type="simple" xlink:href="http://oldschool.scripting.com/frank.mcpherson@gmail.com/2023/10/04/135845.html" office:name=""><text:span text:style-name="Definition">Google’s launch event yesterday</text:span></text:a> they put heavy emphasis on their AI “enhancements” to Android, but so far none of those are available on the Pixel 7a. I thought the AI wallpaper personalization was going to be available, but I see that for now that is a Pixel 8 only feature. I will have to wait for a future feature drop. I don’t get why Google feels it necessary to with hold software features like this as I find it hard to believe they drive hardware sales. Pixel owners should get the full benefit of owning one at each launch day.</text:h>
      <text:h text:style-name="Heading_20_3" text:outline-level="3">Looks to me that <text:a xlink:type="simple" xlink:href="http://scripting.com/2023/10/04/191837.html" office:name=""><text:span text:style-name="Definition">Dave is teasing</text:span></text:a> his Drummer integration with WordPress.</text:h>
      <text:h text:style-name="Heading_20_2" text:outline-level="2">October 4</text:h>
      <text:h text:style-name="Heading_20_3" text:outline-level="3">Just checked system update on the Pixel 7a and it’s ready to download and install. The notification says it will automatically download and install in nine days, but there is a button to Download and Install. Downloading now. I’ve got the phone plugged in while this is going on. Installation optimization is currently in progress. I think the upgrade time is approaching two hours now.</text:h>
      <text:h text:style-name="Heading_20_3" text:outline-level="3">Get ready to be bothered, the U.S. Government (FEMA) is testing their nationwide alert system this afternoon at 2:20 PM EST. If you have a wireless phone, you will get an alert and hear some noise. <text:span text:style-name="T1">Update:</text:span> Our smartphones got the alert a minutes ago.</text:h>
      <text:h text:style-name="Heading_20_3" text:outline-level="3">Google has released Android 14. I did a System Update check on my Pixel 7a but it does not know of an update, yet. I did update applications via the Play Store.</text:h>
      <text:h text:style-name="Heading_20_3" text:outline-level="3">Made By Google 2023 Event</text:h>
      <text:h text:style-name="Heading_20_4" text:outline-level="4">Good morning, it’s Google Pixel day! The event starts at 10 AM. It’s a live event, which is becoming a novelty.</text:h>
      <text:h text:style-name="Heading_20_4" text:outline-level="4">Mobile first to AI first. Everything that Pixel has been doing has all been AI, yeah, we will claim that! (It’s true in a way, they have been calling it Machine Learning before.) Every. single. tech. event. must. now. talk. AI. The tech industry basically plays an expensive game of follow the leader.</text:h>
      <text:h text:style-name="Heading_20_4" text:outline-level="4">No irony in the fact that I am listening to the Pixel event using my Airpods connected to my iPad. Would be nice if Google had Pixel Buds Pro working with Chromebooks. Of course, that’s too much to expect from a company that doesn’t understand how product ecosystems are supposed to work, despite Apple showing them for many years.</text:h>
      <text:h text:style-name="Heading_20_4" text:outline-level="4"><text:span text:style-name="T1">Pixel Wearables</text:span></text:h>
      <text:h text:style-name="Heading_20_4" text:outline-level="4">The Pixel Watch will have more durable cover glass, aluminum housing to make the case lighter. Didn’t Google claim we could get 24 hours of use on a single battery charge with the original Pixel Watch?</text:h>
      <text:h text:style-name="Heading_20_4" text:outline-level="4">Fitbit enhancements include three new sensors. Heart rate sensor is redesigned, claims 40% improvement in heart rate tracking. Does Google enable us to control when heart tracking is running?</text:h>
      <text:h text:style-name="Heading_20_4" text:outline-level="4">Costs $349; pre-order today, ships next week. Reports I’ve seen say that Google is providing $150 for trade-in of the original Pixel Watch.</text:h>
      <text:h text:style-name="Heading_20_4" text:outline-level="4"><text:span text:style-name="T1">Pixel Phones</text:span></text:h>
      <text:h text:style-name="Heading_20_4" text:outline-level="4">Next evolution of AI in your hand. Pixel 8 Pro and Pixel 8. Applause.</text:h>
      <text:h text:style-name="Heading_20_4" text:outline-level="4">Google, “See Frank, we get ecosystems, see how all the hardware looks nice together!” But dude, can I use the Pixel Buds Pro with a Chromebook? Oh, and by the way, why no Chromebooks in that display of devices you just showed?</text:h>
      <text:h text:style-name="Heading_20_4" text:outline-level="4">Actua Display 2000 nits and Super Actua Display, 2400 nits, 1 to 120 MHz refresh.</text:h>
      <text:h text:style-name="Heading_20_4" text:outline-level="4">Temperature sensor on the back. Submitted request to FDA for approval to use to check skin temperature.</text:h>
      <text:h text:style-name="Heading_20_4" text:outline-level="4">Tensor G3 chip is inside. (G2 is in my Pixel 7a). Can run 2x more machine learning models on device, and can run more complex models.</text:h>
      <text:h text:style-name="Heading_20_4" text:outline-level="4">Speech to text will automatically detect which language is being used and tra nslate accordingly. Call screening is coming to PIxel Watch in a future feature drop.</text:h>
      <text:h text:style-name="Heading_20_4" text:outline-level="4">Upgraded ultra wide and new wide lenses.</text:h>
      <text:h text:style-name="Heading_20_4" text:outline-level="4">Audio magic eraser to remove background noise in a video recording. An example is removing a barking dog from a video clip of a baby babbling.</text:h>
      <text:h text:style-name="Heading_20_4" text:outline-level="4">Going to be able to run Googles Foundational LLM direction on the device. Lots of emphasis on the integration of Bard with Google Assistant.,</text:h>
      <text:h text:style-name="Heading_20_4" text:outline-level="4">Pixel 8, available in three colors, will cost $699, pre-order now, ships next week. Pixel 8 Pro will cost $999. Both devices will be provided 7 years of OS and security updates, along with feature drops. (Hey Google, what about the Pixel 7a I just bought this year?) The expansion of this support time is going to be very big news.</text:h>
      <text:h text:style-name="Heading_20_2" text:outline-level="2">October 3</text:h>
      <text:h text:style-name="Heading_20_3" text:outline-level="3">I made more changes to the focus modes on my iPad Mini 6, one being that I removed a mode that was not scheduled and that appears to have had an affect on the scheduling working for the other focus modes. Do not disturb and work modes all kicked in at their scheduled times, so I am hopeful that the Personal mode will too later today. Not sure why having a mode that scheduled would mess things up, so I think there is a bug. I had a reading mode tied to an automation that set the iPad to it when I started the Kindle app, but I realized that in reality that same mode did the same thing as Do Not Disturb, so I decided to remove it.</text:h>
      <text:h text:style-name="Heading_20_3" text:outline-level="3">Google will be announcing the Pixel Watch 2 and the Pixel 8 tomorrow morning, and we are also expecting the release of Android 14. I am not playing on buying the Pixel Watch 2, but I did decide to buy a new watch band to spruce my watch up, and I got the <text:a xlink:type="simple" xlink:href="https://www.spigen.com/products/pixel-watch-band-lite-fit" office:name=""><text:span text:style-name="Definition">Spigen Lite Fit band</text:span></text:a>. It’s an elastic nylon band that is one adjustable piece rather than two pieces clasped together. First time I attached it to the watch upside down, but I think I have it right now.</text:h>
      <text:h text:style-name="Heading_20_2" text:outline-level="2">October 2</text:h>
      <text:h text:style-name="Heading_20_3" text:outline-level="3">Baseball season is over, so it’s time to change the header graphic to something more seasonal.</text:h>
      <text:h text:style-name="Heading_20_3" text:outline-level="3"><text:a xlink:type="simple" xlink:href="https://9to5google.com/2023/10/02/android-14-rolling-out-date/" office:name=""><text:span text:style-name="Definition">Word is</text:span></text:a> that Android 14 will be released on Wednesday, October 4 and should be available for the Pixel 7a and my old Pixel 4a.</text:h>
      <text:h text:style-name="Heading_20_3" text:outline-level="3">The iPadOS Focus mode schedules simply do not work. None of my focus modes start at the schedule start times.</text:h>
      <text:h text:style-name="Heading_20_3" text:outline-level="3">Google has announced a new marketing classification for Chromebooks, <text:a xlink:type="simple" xlink:href="https://arstechnica.com/gadgets/2023/10/chromebook-plus-laptops-debut-with-hardware-requirements-exclusive-features/" office:name=""><text:span text:style-name="Definition">Chromebook Plus</text:span></text:a>, that represents a minimum hardware specification that historically one would call midrange to high end. Prices run from $399 to $499.</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10</dc:title>
    <dc:description/>
    <dc:subject/>
    <meta:keyword/>
    <meta:initial-creator>Frank McPherson</meta:initial-creator>
    <dc:creator>Frank McPherson</dc:creator>
    <meta:creation-date>2024-03-12T19:39:44Z</meta:creation-date>
    <dc:date>2024-03-12T19:39:44Z</dc:date>
    <meta:user-defined meta:name="date" meta:value-type="string">Fri, 01 Dec 2023 14:01:46 GMT</meta:user-defined>
  </office:meta>
</office:document-meta>
</file>